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4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font-size="1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Ввелите целое </text:p>
          </table:table-cell>
          <table:table-cell table:style-name="ce1" office:value-type="string" calcext:value-type="string">
            <text:p>число а: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Показатель</text:p>
          </table:table-cell>
          <table:table-cell office:value-type="string" calcext:value-type="string">
            <text:p>Степнь(1)</text:p>
          </table:table-cell>
          <table:table-cell office:value-type="string" calcext:value-type="string">
            <text:p>Степень(2)</text:p>
          </table:table-cell>
          <table:table-cell office:value-type="string" calcext:value-type="string">
            <text:p>Степень(3)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table:formula="of:=[.C$1]^[.A4]" office:value-type="float" office:value="1" calcext:value-type="float">
            <text:p>1</text:p>
          </table:table-cell>
          <table:table-cell table:style-name="ce3" table:formula="of:= степень^(c$!?a4)" office:value-type="string" office:string-value="" calcext:value-type="error">
            <text:p>#ИМЯ?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table:formula="of:=[.C$1]^[.A5]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formula="of:=[.C$1]^[.A6]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table:formula="of:=[.C$1]^[.A7]" office:value-type="float" office:value="27" calcext:value-type="float">
            <text:p>27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table:formula="of:=[.C$1]^[.A8]" office:value-type="float" office:value="81" calcext:value-type="float">
            <text:p>8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table:formula="of:=[.C$1]^[.A9]" office:value-type="float" office:value="243" calcext:value-type="float">
            <text:p>24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3" calcext:value-type="float">
            <text:p>243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table:formula="of:=[.C$1]^[.A10]" office:value-type="float" office:value="729" calcext:value-type="float">
            <text:p>72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29" calcext:value-type="float">
            <text:p>729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table:formula="of:=[.C$1]^[.A11]" office:value-type="float" office:value="2187" calcext:value-type="float">
            <text:p>2187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87" calcext:value-type="float">
            <text:p>2187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table:formula="of:=[.C$1]^[.A12]" office:value-type="float" office:value="6561" calcext:value-type="float">
            <text:p>656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61" calcext:value-type="float">
            <text:p>6561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table:formula="of:=[.C$1]^[.A13]" office:value-type="float" office:value="19683" calcext:value-type="float">
            <text:p>1968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9683" calcext:value-type="float">
            <text:p>19683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table:formula="of:=[.C$1]^[.A14]" office:value-type="float" office:value="59049" calcext:value-type="float">
            <text:p>5904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9049" calcext:value-type="float">
            <text:p>59049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table:formula="of:=[.C$1]^[.A15]" office:value-type="float" office:value="177147" calcext:value-type="float">
            <text:p>177147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table:formula="of:=[.C$1]^[.A16]" office:value-type="float" office:value="531441" calcext:value-type="float">
            <text:p>531441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table:formula="of:=[.C$1]^[.A17]" office:value-type="float" office:value="1594323" calcext:value-type="float">
            <text:p>1594323</text:p>
          </table:table-cell>
          <table:table-cell table:number-columns-repeated="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table:formula="of:=[.C$1]^[.A18]" office:value-type="float" office:value="4782969" calcext:value-type="float">
            <text:p>4782969</text:p>
          </table:table-cell>
          <table:table-cell table:number-columns-repeated="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table:formula="of:=[.C$1]^[.A19]" office:value-type="float" office:value="14348907" calcext:value-type="float">
            <text:p>14348907</text:p>
          </table:table-cell>
          <table:table-cell table:number-columns-repeated="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table:formula="of:=[.C$1]^[.A20]" office:value-type="float" office:value="43046721" calcext:value-type="float">
            <text:p>43046721</text:p>
          </table:table-cell>
          <table:table-cell table:number-columns-repeated="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table:formula="of:=[.C$1]^[.A21]" office:value-type="float" office:value="129140163" calcext:value-type="float">
            <text:p>129140163</text:p>
          </table:table-cell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table:formula="of:=[.C$1]^[.A22]" office:value-type="float" office:value="387420489" calcext:value-type="float">
            <text:p>387420489</text:p>
          </table:table-cell>
          <table:table-cell table:number-columns-repeated="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table:formula="of:=[.C$1]^[.A23]" office:value-type="float" office:value="1162261467" calcext:value-type="float">
            <text:p>1162261467</text:p>
          </table:table-cell>
          <table:table-cell table:number-columns-repeated="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table:formula="of:=[.C$1]^[.A24]" office:value-type="float" office:value="3486784401" calcext:value-type="float">
            <text:p>3486784401</text:p>
          </table:table-cell>
          <table:table-cell table:number-columns-repeated="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table:formula="of:=[.C$1]^[.A25]" office:value-type="float" office:value="10460353203" calcext:value-type="float">
            <text:p>10460353203</text:p>
          </table:table-cell>
          <table:table-cell table:number-columns-repeated="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table:formula="of:=[.C$1]^[.A26]" office:value-type="float" office:value="31381059609" calcext:value-type="float">
            <text:p>31381059609</text:p>
          </table:table-cell>
          <table:table-cell table:number-columns-repeated="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table:formula="of:=[.C$1]^[.A27]" office:value-type="float" office:value="94143178827" calcext:value-type="float">
            <text:p>94143178827</text:p>
          </table:table-cell>
          <table:table-cell table:number-columns-repeated="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table:formula="of:=[.C$1]^[.A28]" office:value-type="float" office:value="282429536481" calcext:value-type="float">
            <text:p>282429536481</text:p>
          </table:table-cell>
          <table:table-cell table:number-columns-repeated="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table:formula="of:=[.C$1]^[.A29]" office:value-type="float" office:value="847288609443" calcext:value-type="float">
            <text:p>847288609443</text:p>
          </table:table-cell>
          <table:table-cell table:number-columns-repeated="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table:formula="of:=[.C$1]^[.A30]" office:value-type="float" office:value="2541865828329" calcext:value-type="float">
            <text:p>2541865828329</text:p>
          </table:table-cell>
          <table:table-cell table:number-columns-repeated="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table:formula="of:=[.C$1]^[.A31]" office:value-type="float" office:value="7625597484987" calcext:value-type="float">
            <text:p>7625597484987</text:p>
          </table:table-cell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table:formula="of:=[.C$1]^[.A32]" office:value-type="float" office:value="22876792454961" calcext:value-type="float">
            <text:p>22876792454961</text:p>
          </table:table-cell>
          <table:table-cell table:number-columns-repeated="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table:formula="of:=[.C$1]^[.A33]" office:value-type="float" office:value="68630377364883" calcext:value-type="float">
            <text:p>68630377364883</text:p>
          </table:table-cell>
          <table:table-cell table:number-columns-repeated="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table:formula="of:=[.C$1]^[.A34]" office:value-type="float" office:value="205891132094649" calcext:value-type="float">
            <text:p>205891132094649</text:p>
          </table:table-cell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table:formula="of:=[.C$1]^[.A35]" office:value-type="float" office:value="617673396283947" calcext:value-type="float">
            <text:p>617673396283947</text:p>
          </table:table-cell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table:formula="of:=[.C$1]^[.A36]" office:value-type="float" office:value="1853020188851841" calcext:value-type="float">
            <text:p>1853020188851841</text:p>
          </table:table-cell>
          <table:table-cell table:number-columns-repeated="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table:formula="of:=[.C$1]^[.A37]" office:value-type="float" office:value="5559060566555523" calcext:value-type="float">
            <text:p>5559060566555523</text:p>
          </table:table-cell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table:formula="of:=[.C$1]^[.A38]" office:value-type="float" office:value="1.66771816996666E+016" calcext:value-type="float">
            <text:p>1,66771816996666E+016</text:p>
          </table:table-cell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table:formula="of:=[.C$1]^[.A39]" office:value-type="float" office:value="5.00315450989997E+016" calcext:value-type="float">
            <text:p>5,00315450989997E+016</text:p>
          </table:table-cell>
          <table:table-cell table:number-columns-repeated="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table:formula="of:=[.C$1]^[.A40]" office:value-type="float" office:value="1.50094635296999E+017" calcext:value-type="float">
            <text:p>1,50094635296999E+017</text:p>
          </table:table-cell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table:formula="of:=[.C$1]^[.A41]" office:value-type="float" office:value="4.50283905890997E+017" calcext:value-type="float">
            <text:p>4,50283905890997E+017</text:p>
          </table:table-cell>
          <table:table-cell table:number-columns-repeated="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table:formula="of:=[.C$1]^[.A42]" office:value-type="float" office:value="1.35085171767299E+018" calcext:value-type="float">
            <text:p>1,35085171767299E+018</text:p>
          </table:table-cell>
          <table:table-cell table:number-columns-repeated="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table:formula="of:=[.C$1]^[.A43]" office:value-type="float" office:value="4.05255515301898E+018" calcext:value-type="float">
            <text:p>4,05255515301898E+018</text:p>
          </table:table-cell>
          <table:table-cell table:number-columns-repeated="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table:formula="of:=[.C$1]^[.A44]" office:value-type="float" office:value="1.21576654590569E+019" calcext:value-type="float">
            <text:p>1,21576654590569E+019</text:p>
          </table:table-cell>
          <table:table-cell table:number-columns-repeated="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table:formula="of:=[.C$1]^[.A45]" office:value-type="float" office:value="3.64729963771708E+019" calcext:value-type="float">
            <text:p>3,64729963771708E+019</text:p>
          </table:table-cell>
          <table:table-cell table:number-columns-repeated="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table:formula="of:=[.C$1]^[.A46]" office:value-type="float" office:value="1.09418989131512E+020" calcext:value-type="float">
            <text:p>1,09418989131512E+020</text:p>
          </table:table-cell>
          <table:table-cell table:number-columns-repeated="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table:formula="of:=[.C$1]^[.A47]" office:value-type="float" office:value="3.28256967394537E+020" calcext:value-type="float">
            <text:p>3,28256967394537E+020</text:p>
          </table:table-cell>
          <table:table-cell table:number-columns-repeated="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table:formula="of:=[.C$1]^[.A48]" office:value-type="float" office:value="9.84770902183611E+020" calcext:value-type="float">
            <text:p>9,84770902183611E+020</text:p>
          </table:table-cell>
          <table:table-cell table:number-columns-repeated="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table:formula="of:=[.C$1]^[.A49]" office:value-type="float" office:value="2.95431270655083E+021" calcext:value-type="float">
            <text:p>2,95431270655083E+021</text:p>
          </table:table-cell>
          <table:table-cell table:number-columns-repeated="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table:formula="of:=[.C$1]^[.A50]" office:value-type="float" office:value="8.8629381196525E+021" calcext:value-type="float">
            <text:p>8,8629381196525E+021</text:p>
          </table:table-cell>
          <table:table-cell table:number-columns-repeated="2"/>
        </table:table-row>
        <table:table-row table:style-name="ro2" table:number-rows-repeated="104852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Лист2" table:style-name="ta2">
        <table:table-column table:style-name="co2" table:default-cell-style-name="ce4"/>
        <table:table-column table:style-name="co1" table:default-cell-style-name="ce4"/>
        <table:table-row table:style-name="ro3">
          <table:table-cell office:value-type="string" calcext:value-type="string">
            <text:p>Введите максимальный показатель степени: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5" office:value-type="string" calcext:value-type="string">
            <text:p>Сумма равна:</text:p>
          </table:table-cell>
          <table:table-cell table:style-name="Default" office:value-type="float" office:value="1023" calcext:value-type="float">
            <text:p>1023</text:p>
          </table:table-cell>
        </table:table-row>
      </table:table>
      <table:table table:name="Лист3" table:style-name="ta2">
        <table:table-column table:style-name="co1" table:default-cell-style-name="Default"/>
        <table:table-row table:style-name="ro4">
          <table:table-cell/>
        </table:table-row>
      </table:table>
      <table:table table:name="Лист4" table:style-name="ta2">
        <table:table-column table:style-name="co1" table:default-cell-style-name="Default"/>
        <table:table-row table:style-name="ro5">
          <table:table-cell office:value-type="string" calcext:value-type="string">
            <text:p>Введите двоичные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7">00.00.0000</text:date>, <text:time style:data-style-name="N2" text:time-value="14:12:21.86375158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7T14:12:22.033078340</meta:creation-date>
    <dc:title>Таблица</dc:title>
    <meta:generator>LibreOffice/7.6.7.2$Linux_X86_64 LibreOffice_project/60$Build-2</meta:generator>
    <meta:editing-duration>PT19M52S</meta:editing-duration>
    <meta:editing-cycles>2</meta:editing-cycles>
    <dc:date>2026-04-27T14:32:13.853506182</dc:date>
    <meta:document-statistic meta:table-count="4" meta:cell-count="128" meta:object-count="0"/>
    <meta:template xlink:type="simple" xlink:actuate="onRequest" xlink:title="Таблица" xlink:href="../../../../../usr/lib/libreoffice/share/template/common/ШАБЛОН_ЭЛЕКТРОННОЙ_ТАБЛИЦЫ_2019-07-22.ots" meta:date="2026-04-27T14:12:21.912132760"/>
  </office:meta>
</office:document-meta>
</file>